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142f" officeooo:paragraph-rsid="0002142f" style:font-weight-asian="bold" style:font-weight-complex="bold"/>
    </style:style>
    <style:style style:name="P2" style:family="paragraph" style:parent-style-name="Standard">
      <style:text-properties fo:font-weight="normal" officeooo:rsid="000c9b0c" officeooo:paragraph-rsid="000c9b0c" style:font-weight-asian="normal" style:font-weight-complex="normal"/>
    </style:style>
    <style:style style:name="P3" style:family="paragraph" style:parent-style-name="Standard">
      <style:text-properties fo:font-weight="normal" officeooo:rsid="001e2466" officeooo:paragraph-rsid="001e2466" style:font-weight-asian="normal" style:font-weight-complex="normal"/>
    </style:style>
    <style:style style:name="P4" style:family="paragraph" style:parent-style-name="Standard">
      <style:text-properties fo:font-weight="normal" officeooo:rsid="0021e64b" officeooo:paragraph-rsid="0021e64b" style:font-weight-asian="normal" style:font-weight-complex="normal"/>
    </style:style>
    <style:style style:name="P5" style:family="paragraph" style:parent-style-name="Standard">
      <style:text-properties fo:font-weight="normal" officeooo:rsid="002f71e2" officeooo:paragraph-rsid="002f71e2" style:font-weight-asian="normal" style:font-weight-complex="normal"/>
    </style:style>
    <style:style style:name="P6" style:family="paragraph" style:parent-style-name="Standard" style:list-style-name="L1">
      <style:text-properties officeooo:rsid="0002142f" officeooo:paragraph-rsid="0002142f"/>
    </style:style>
    <style:style style:name="P7" style:family="paragraph" style:parent-style-name="Standard" style:list-style-name="L1">
      <style:text-properties officeooo:rsid="0003ba10" officeooo:paragraph-rsid="0003ba10"/>
    </style:style>
    <style:style style:name="P8" style:family="paragraph" style:parent-style-name="Standard" style:list-style-name="L2">
      <style:text-properties officeooo:rsid="0003ba10" officeooo:paragraph-rsid="0003ba10"/>
    </style:style>
    <style:style style:name="P9" style:family="paragraph" style:parent-style-name="Standard" style:list-style-name="L1">
      <style:text-properties fo:font-weight="bold" officeooo:rsid="0003ba10" officeooo:paragraph-rsid="0003ba10" style:font-weight-asian="bold" style:font-weight-complex="bold"/>
    </style:style>
    <style:style style:name="P10" style:family="paragraph" style:parent-style-name="Standard" style:list-style-name="L2">
      <style:text-properties fo:font-weight="bold" officeooo:rsid="000611be" officeooo:paragraph-rsid="000611be" style:font-weight-asian="bold" style:font-weight-complex="bold"/>
    </style:style>
    <style:style style:name="P11" style:family="paragraph" style:parent-style-name="Standard" style:list-style-name="L2">
      <style:text-properties fo:font-weight="bold" officeooo:rsid="000c9b0c" officeooo:paragraph-rsid="000c9b0c" style:font-weight-asian="bold" style:font-weight-complex="bold"/>
    </style:style>
    <style:style style:name="P12" style:family="paragraph" style:parent-style-name="Standard" style:list-style-name="L2">
      <style:text-properties fo:font-weight="bold" officeooo:rsid="0010dd2b" officeooo:paragraph-rsid="0010dd2b" style:font-weight-asian="bold" style:font-weight-complex="bold"/>
    </style:style>
    <style:style style:name="P13" style:family="paragraph" style:parent-style-name="Standard" style:list-style-name="L2">
      <style:text-properties fo:font-weight="bold" officeooo:rsid="0012051e" officeooo:paragraph-rsid="0012051e" style:font-weight-asian="bold" style:font-weight-complex="bold"/>
    </style:style>
    <style:style style:name="P14" style:family="paragraph" style:parent-style-name="Standard" style:list-style-name="L2">
      <style:text-properties fo:font-weight="bold" officeooo:rsid="0015c1e1" officeooo:paragraph-rsid="0015c1e1" style:font-weight-asian="bold" style:font-weight-complex="bold"/>
    </style:style>
    <style:style style:name="P15" style:family="paragraph" style:parent-style-name="Standard" style:list-style-name="L2">
      <style:text-properties fo:font-weight="bold" officeooo:rsid="0015c1e1" officeooo:paragraph-rsid="0017d0c9" style:font-weight-asian="bold" style:font-weight-complex="bold"/>
    </style:style>
    <style:style style:name="P16" style:family="paragraph" style:parent-style-name="Standard" style:list-style-name="L2">
      <style:text-properties fo:font-weight="bold" officeooo:rsid="0018197a" officeooo:paragraph-rsid="0018197a" style:font-weight-asian="bold" style:font-weight-complex="bold"/>
    </style:style>
    <style:style style:name="P17" style:family="paragraph" style:parent-style-name="Standard" style:list-style-name="L2">
      <style:text-properties fo:font-weight="bold" officeooo:rsid="001a25ac" officeooo:paragraph-rsid="001a25ac" style:font-weight-asian="bold" style:font-weight-complex="bold"/>
    </style:style>
    <style:style style:name="P18" style:family="paragraph" style:parent-style-name="Standard" style:list-style-name="L2">
      <style:text-properties fo:font-weight="bold" officeooo:rsid="001a25ac" officeooo:paragraph-rsid="001e2466" style:font-weight-asian="bold" style:font-weight-complex="bold"/>
    </style:style>
    <style:style style:name="P19" style:family="paragraph" style:parent-style-name="Standard" style:list-style-name="L2">
      <style:text-properties fo:font-weight="bold" officeooo:rsid="001e32b4" officeooo:paragraph-rsid="001e32b4" style:font-weight-asian="bold" style:font-weight-complex="bold"/>
    </style:style>
    <style:style style:name="P20" style:family="paragraph" style:parent-style-name="Standard" style:list-style-name="L2">
      <style:text-properties fo:font-weight="bold" officeooo:rsid="001fa3f1" officeooo:paragraph-rsid="001fa3f1" style:font-weight-asian="bold" style:font-weight-complex="bold"/>
    </style:style>
    <style:style style:name="P21" style:family="paragraph" style:parent-style-name="Standard" style:list-style-name="L2">
      <style:text-properties fo:font-weight="bold" officeooo:rsid="0020249d" officeooo:paragraph-rsid="0020249d" style:font-weight-asian="bold" style:font-weight-complex="bold"/>
    </style:style>
    <style:style style:name="P22" style:family="paragraph" style:parent-style-name="Standard" style:list-style-name="L2">
      <style:text-properties fo:font-weight="bold" officeooo:rsid="00239b10" officeooo:paragraph-rsid="00239b10" style:font-weight-asian="bold" style:font-weight-complex="bold"/>
    </style:style>
    <style:style style:name="P23" style:family="paragraph" style:parent-style-name="Standard" style:list-style-name="L2">
      <style:text-properties fo:font-weight="bold" officeooo:rsid="002496e8" officeooo:paragraph-rsid="002496e8" style:font-weight-asian="bold" style:font-weight-complex="bold"/>
    </style:style>
    <style:style style:name="P24" style:family="paragraph" style:parent-style-name="Standard" style:list-style-name="L2">
      <style:text-properties fo:font-weight="bold" officeooo:rsid="002a650e" officeooo:paragraph-rsid="002a650e" style:font-weight-asian="bold" style:font-weight-complex="bold"/>
    </style:style>
    <style:style style:name="P25" style:family="paragraph" style:parent-style-name="Standard" style:list-style-name="L2">
      <style:text-properties fo:font-weight="bold" officeooo:rsid="002cfe29" officeooo:paragraph-rsid="002cfe29" style:font-weight-asian="bold" style:font-weight-complex="bold"/>
    </style:style>
    <style:style style:name="P26" style:family="paragraph" style:parent-style-name="Standard" style:list-style-name="L2">
      <style:text-properties fo:font-weight="bold" officeooo:rsid="002dedfe" officeooo:paragraph-rsid="002dedfe" style:font-weight-asian="bold" style:font-weight-complex="bold"/>
    </style:style>
    <style:style style:name="P27" style:family="paragraph" style:parent-style-name="Standard" style:list-style-name="L2">
      <style:text-properties fo:font-weight="bold" officeooo:rsid="002fd5b8" officeooo:paragraph-rsid="002fd5b8" style:font-weight-asian="bold" style:font-weight-complex="bold"/>
    </style:style>
    <style:style style:name="P28" style:family="paragraph" style:parent-style-name="Standard" style:list-style-name="L2">
      <style:text-properties fo:font-weight="bold" officeooo:rsid="0031c948" officeooo:paragraph-rsid="0031c948" style:font-weight-asian="bold" style:font-weight-complex="bold"/>
    </style:style>
    <style:style style:name="P29" style:family="paragraph" style:parent-style-name="Standard" style:list-style-name="L2">
      <style:text-properties fo:font-weight="bold" officeooo:rsid="003211a1" officeooo:paragraph-rsid="003211a1" style:font-weight-asian="bold" style:font-weight-complex="bold"/>
    </style:style>
    <style:style style:name="P30" style:family="paragraph" style:parent-style-name="Standard" style:list-style-name="L3">
      <style:text-properties fo:font-weight="bold" officeooo:rsid="002f71e2" officeooo:paragraph-rsid="002f71e2" style:font-weight-asian="bold" style:font-weight-complex="bold"/>
    </style:style>
    <style:style style:name="P31" style:family="paragraph" style:parent-style-name="Standard" style:list-style-name="L3">
      <style:text-properties fo:font-weight="bold" officeooo:rsid="003a2970" officeooo:paragraph-rsid="003a2970" style:font-weight-asian="bold" style:font-weight-complex="bold"/>
    </style:style>
    <style:style style:name="P32" style:family="paragraph" style:parent-style-name="Standard" style:list-style-name="L3">
      <style:text-properties fo:font-weight="bold" officeooo:rsid="003a98bc" officeooo:paragraph-rsid="003a98bc" style:font-weight-asian="bold" style:font-weight-complex="bold"/>
    </style:style>
    <style:style style:name="P33" style:family="paragraph" style:parent-style-name="Standard" style:list-style-name="L3">
      <style:text-properties fo:font-weight="bold" officeooo:rsid="003bdf3b" officeooo:paragraph-rsid="003bdf3b" style:font-weight-asian="bold" style:font-weight-complex="bold"/>
    </style:style>
    <style:style style:name="P34" style:family="paragraph" style:parent-style-name="Standard" style:list-style-name="L3">
      <style:text-properties fo:font-weight="bold" officeooo:rsid="003c34c0" officeooo:paragraph-rsid="003c34c0" style:font-weight-asian="bold" style:font-weight-complex="bold"/>
    </style:style>
    <style:style style:name="P35" style:family="paragraph" style:parent-style-name="Standard" style:list-style-name="L3">
      <style:text-properties fo:font-weight="bold" officeooo:rsid="003db63a" officeooo:paragraph-rsid="003db63a" style:font-weight-asian="bold" style:font-weight-complex="bold"/>
    </style:style>
    <style:style style:name="P36" style:family="paragraph" style:parent-style-name="Standard" style:list-style-name="L3">
      <style:text-properties fo:font-weight="bold" officeooo:rsid="003fa541" officeooo:paragraph-rsid="003fa541" style:font-weight-asian="bold" style:font-weight-complex="bold"/>
    </style:style>
    <style:style style:name="P37" style:family="paragraph" style:parent-style-name="Standard" style:list-style-name="L3">
      <style:text-properties fo:font-weight="bold" officeooo:rsid="00403211" officeooo:paragraph-rsid="00403211" style:font-weight-asian="bold" style:font-weight-complex="bold"/>
    </style:style>
    <style:style style:name="P38" style:family="paragraph" style:parent-style-name="Standard" style:list-style-name="L3">
      <style:text-properties fo:font-weight="bold" officeooo:rsid="00417464" officeooo:paragraph-rsid="00417464" style:font-weight-asian="bold" style:font-weight-complex="bold"/>
    </style:style>
    <style:style style:name="P39" style:family="paragraph" style:parent-style-name="Standard" style:list-style-name="L3">
      <style:text-properties fo:font-weight="bold" officeooo:rsid="00422962" officeooo:paragraph-rsid="00422962" style:font-weight-asian="bold" style:font-weight-complex="bold"/>
    </style:style>
    <style:style style:name="P40" style:family="paragraph" style:parent-style-name="Standard" style:list-style-name="L3">
      <style:text-properties fo:font-weight="bold" officeooo:rsid="00446349" officeooo:paragraph-rsid="00446349" style:font-weight-asian="bold" style:font-weight-complex="bold"/>
    </style:style>
    <style:style style:name="P41" style:family="paragraph" style:parent-style-name="Standard" style:list-style-name="L3">
      <style:text-properties fo:font-weight="bold" officeooo:rsid="0045a914" officeooo:paragraph-rsid="0045a914" style:font-weight-asian="bold" style:font-weight-complex="bold"/>
    </style:style>
    <style:style style:name="P42" style:family="paragraph" style:parent-style-name="Standard" style:list-style-name="L3">
      <style:text-properties fo:font-weight="bold" officeooo:rsid="0045a914" officeooo:paragraph-rsid="00486a43" style:font-weight-asian="bold" style:font-weight-complex="bold"/>
    </style:style>
    <style:style style:name="P43" style:family="paragraph" style:parent-style-name="Standard" style:list-style-name="L3">
      <style:text-properties fo:font-weight="bold" officeooo:rsid="004874b1" officeooo:paragraph-rsid="004874b1" style:font-weight-asian="bold" style:font-weight-complex="bold"/>
    </style:style>
    <style:style style:name="P44" style:family="paragraph" style:parent-style-name="Standard" style:list-style-name="L2">
      <style:text-properties officeooo:rsid="00056153" officeooo:paragraph-rsid="00056153"/>
    </style:style>
    <style:style style:name="P45" style:family="paragraph" style:parent-style-name="Standard" style:list-style-name="L2">
      <style:text-properties officeooo:rsid="000611be" officeooo:paragraph-rsid="000611be"/>
    </style:style>
    <style:style style:name="P46" style:family="paragraph" style:parent-style-name="Standard" style:list-style-name="L2">
      <style:text-properties officeooo:rsid="000611be" officeooo:paragraph-rsid="00089618"/>
    </style:style>
    <style:style style:name="P47" style:family="paragraph" style:parent-style-name="Standard" style:list-style-name="L2">
      <style:text-properties officeooo:rsid="00071722" officeooo:paragraph-rsid="00071722"/>
    </style:style>
    <style:style style:name="P48" style:family="paragraph" style:parent-style-name="Standard" style:list-style-name="L2">
      <style:text-properties officeooo:rsid="00084d8f" officeooo:paragraph-rsid="00084d8f"/>
    </style:style>
    <style:style style:name="P49" style:family="paragraph" style:parent-style-name="Standard" style:list-style-name="L2">
      <style:text-properties officeooo:rsid="00089618" officeooo:paragraph-rsid="00089618"/>
    </style:style>
    <style:style style:name="P50" style:family="paragraph" style:parent-style-name="Standard" style:list-style-name="L2">
      <style:text-properties fo:font-weight="normal" officeooo:rsid="000ab47a" officeooo:paragraph-rsid="000ab47a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0c29c8" officeooo:paragraph-rsid="000c29c8" style:font-weight-asian="normal" style:font-weight-complex="normal"/>
    </style:style>
    <style:style style:name="P52" style:family="paragraph" style:parent-style-name="Standard" style:list-style-name="L2">
      <style:text-properties fo:font-weight="normal" officeooo:rsid="000c9b0c" officeooo:paragraph-rsid="000c9b0c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0e0024" officeooo:paragraph-rsid="000e0024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10dd2b" officeooo:paragraph-rsid="0010dd2b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113a8f" officeooo:paragraph-rsid="00113a8f" style:font-weight-asian="normal" style:font-weight-complex="normal"/>
    </style:style>
    <style:style style:name="P56" style:family="paragraph" style:parent-style-name="Standard" style:list-style-name="L2">
      <style:text-properties fo:font-weight="normal" officeooo:rsid="0012051e" officeooo:paragraph-rsid="0012051e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149a99" officeooo:paragraph-rsid="00149a99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149a99" officeooo:paragraph-rsid="0014cdb5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14cdb5" officeooo:paragraph-rsid="0014cdb5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15c1e1" officeooo:paragraph-rsid="0015c1e1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17b9c2" officeooo:paragraph-rsid="0017b9c2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17bd18" officeooo:paragraph-rsid="0017bd18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17d0c9" officeooo:paragraph-rsid="0017d0c9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18197a" officeooo:paragraph-rsid="0018197a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19cf84" officeooo:paragraph-rsid="0019cf84" style:font-weight-asian="normal" style:font-weight-complex="normal"/>
    </style:style>
    <style:style style:name="P66" style:family="paragraph" style:parent-style-name="Standard" style:list-style-name="L2">
      <style:text-properties fo:font-weight="normal" officeooo:rsid="001a25ac" officeooo:paragraph-rsid="001a25ac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1b0d20" officeooo:paragraph-rsid="001b0d20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1b7e09" officeooo:paragraph-rsid="001b7e09" style:font-weight-asian="normal" style:font-weight-complex="normal"/>
    </style:style>
    <style:style style:name="P69" style:family="paragraph" style:parent-style-name="Standard" style:list-style-name="L2">
      <style:text-properties fo:font-weight="normal" officeooo:rsid="001c950c" officeooo:paragraph-rsid="001c950c" style:font-weight-asian="normal" style:font-weight-complex="normal"/>
    </style:style>
    <style:style style:name="P70" style:family="paragraph" style:parent-style-name="Standard" style:list-style-name="L2">
      <style:text-properties fo:font-weight="normal" officeooo:rsid="001e2466" officeooo:paragraph-rsid="001e2466" style:font-weight-asian="normal" style:font-weight-complex="normal"/>
    </style:style>
    <style:style style:name="P71" style:family="paragraph" style:parent-style-name="Standard" style:list-style-name="L2">
      <style:text-properties fo:font-weight="normal" officeooo:rsid="001e32b4" officeooo:paragraph-rsid="001e32b4" style:font-weight-asian="normal" style:font-weight-complex="normal"/>
    </style:style>
    <style:style style:name="P72" style:family="paragraph" style:parent-style-name="Standard" style:list-style-name="L2">
      <style:text-properties fo:font-weight="normal" officeooo:rsid="001f4e12" officeooo:paragraph-rsid="001f4e12" style:font-weight-asian="normal" style:font-weight-complex="normal"/>
    </style:style>
    <style:style style:name="P73" style:family="paragraph" style:parent-style-name="Standard" style:list-style-name="L2">
      <style:text-properties fo:font-weight="normal" officeooo:rsid="001fa3f1" officeooo:paragraph-rsid="001fa3f1" style:font-weight-asian="normal" style:font-weight-complex="normal"/>
    </style:style>
    <style:style style:name="P74" style:family="paragraph" style:parent-style-name="Standard" style:list-style-name="L2">
      <style:text-properties fo:font-weight="normal" officeooo:rsid="001faef2" officeooo:paragraph-rsid="001faef2" style:font-weight-asian="normal" style:font-weight-complex="normal"/>
    </style:style>
    <style:style style:name="P75" style:family="paragraph" style:parent-style-name="Standard" style:list-style-name="L2">
      <style:text-properties fo:font-weight="normal" officeooo:rsid="0020249d" officeooo:paragraph-rsid="0020249d" style:font-weight-asian="normal" style:font-weight-complex="normal"/>
    </style:style>
    <style:style style:name="P76" style:family="paragraph" style:parent-style-name="Standard" style:list-style-name="L2">
      <style:text-properties fo:font-weight="normal" officeooo:rsid="00219c18" officeooo:paragraph-rsid="00219c18" style:font-weight-asian="normal" style:font-weight-complex="normal"/>
    </style:style>
    <style:style style:name="P77" style:family="paragraph" style:parent-style-name="Standard" style:list-style-name="L2">
      <style:text-properties fo:font-weight="normal" officeooo:rsid="0021e64b" officeooo:paragraph-rsid="0021e64b" style:font-weight-asian="normal" style:font-weight-complex="normal"/>
    </style:style>
    <style:style style:name="P78" style:family="paragraph" style:parent-style-name="Standard" style:list-style-name="L2">
      <style:text-properties fo:font-weight="normal" officeooo:rsid="00238d58" officeooo:paragraph-rsid="00238d58" style:font-weight-asian="normal" style:font-weight-complex="normal"/>
    </style:style>
    <style:style style:name="P79" style:family="paragraph" style:parent-style-name="Standard" style:list-style-name="L2">
      <style:text-properties fo:font-weight="normal" officeooo:rsid="00239b10" officeooo:paragraph-rsid="00239b10" style:font-weight-asian="normal" style:font-weight-complex="normal"/>
    </style:style>
    <style:style style:name="P80" style:family="paragraph" style:parent-style-name="Standard" style:list-style-name="L2">
      <style:text-properties fo:font-weight="normal" officeooo:rsid="002496e8" officeooo:paragraph-rsid="002496e8" style:font-weight-asian="normal" style:font-weight-complex="normal"/>
    </style:style>
    <style:style style:name="P81" style:family="paragraph" style:parent-style-name="Standard" style:list-style-name="L2">
      <style:text-properties fo:font-weight="normal" officeooo:rsid="0026705e" officeooo:paragraph-rsid="0026705e" style:font-weight-asian="normal" style:font-weight-complex="normal"/>
    </style:style>
    <style:style style:name="P82" style:family="paragraph" style:parent-style-name="Standard" style:list-style-name="L2">
      <style:text-properties fo:font-weight="normal" officeooo:rsid="00286f19" officeooo:paragraph-rsid="00286f19" style:font-weight-asian="normal" style:font-weight-complex="normal"/>
    </style:style>
    <style:style style:name="P83" style:family="paragraph" style:parent-style-name="Standard" style:list-style-name="L2">
      <style:text-properties fo:font-weight="normal" officeooo:rsid="002a650e" officeooo:paragraph-rsid="002a650e" style:font-weight-asian="normal" style:font-weight-complex="normal"/>
    </style:style>
    <style:style style:name="P84" style:family="paragraph" style:parent-style-name="Standard" style:list-style-name="L2">
      <style:text-properties fo:font-weight="normal" officeooo:rsid="002b8d94" officeooo:paragraph-rsid="002b8d94" style:font-weight-asian="normal" style:font-weight-complex="normal"/>
    </style:style>
    <style:style style:name="P85" style:family="paragraph" style:parent-style-name="Standard" style:list-style-name="L2">
      <style:text-properties fo:font-weight="normal" officeooo:rsid="002cfe29" officeooo:paragraph-rsid="002cfe29" style:font-weight-asian="normal" style:font-weight-complex="normal"/>
    </style:style>
    <style:style style:name="P86" style:family="paragraph" style:parent-style-name="Standard" style:list-style-name="L2">
      <style:text-properties fo:font-weight="normal" officeooo:rsid="002de369" officeooo:paragraph-rsid="002de369" style:font-weight-asian="normal" style:font-weight-complex="normal"/>
    </style:style>
    <style:style style:name="P87" style:family="paragraph" style:parent-style-name="Standard" style:list-style-name="L2">
      <style:text-properties fo:font-weight="normal" officeooo:rsid="002dedfe" officeooo:paragraph-rsid="002dedfe" style:font-weight-asian="normal" style:font-weight-complex="normal"/>
    </style:style>
    <style:style style:name="P88" style:family="paragraph" style:parent-style-name="Standard" style:list-style-name="L2">
      <style:text-properties fo:font-weight="normal" officeooo:rsid="002f71e2" officeooo:paragraph-rsid="002f71e2" style:font-weight-asian="normal" style:font-weight-complex="normal"/>
    </style:style>
    <style:style style:name="P89" style:family="paragraph" style:parent-style-name="Standard" style:list-style-name="L3">
      <style:text-properties fo:font-weight="normal" officeooo:rsid="002f71e2" officeooo:paragraph-rsid="002f71e2" style:font-weight-asian="normal" style:font-weight-complex="normal"/>
    </style:style>
    <style:style style:name="P90" style:family="paragraph" style:parent-style-name="Standard" style:list-style-name="L2">
      <style:text-properties fo:font-weight="normal" officeooo:rsid="002fd5b8" officeooo:paragraph-rsid="002fd5b8" style:font-weight-asian="normal" style:font-weight-complex="normal"/>
    </style:style>
    <style:style style:name="P91" style:family="paragraph" style:parent-style-name="Standard" style:list-style-name="L2">
      <style:text-properties fo:font-weight="normal" officeooo:rsid="002ff286" officeooo:paragraph-rsid="002ff286" style:font-weight-asian="normal" style:font-weight-complex="normal"/>
    </style:style>
    <style:style style:name="P92" style:family="paragraph" style:parent-style-name="Standard" style:list-style-name="L2">
      <style:text-properties fo:font-weight="normal" officeooo:rsid="0031c948" officeooo:paragraph-rsid="0031c948" style:font-weight-asian="normal" style:font-weight-complex="normal"/>
    </style:style>
    <style:style style:name="P93" style:family="paragraph" style:parent-style-name="Standard" style:list-style-name="L2">
      <style:text-properties fo:font-weight="normal" officeooo:rsid="0032064c" officeooo:paragraph-rsid="0032064c" style:font-weight-asian="normal" style:font-weight-complex="normal"/>
    </style:style>
    <style:style style:name="P94" style:family="paragraph" style:parent-style-name="Standard" style:list-style-name="L2">
      <style:text-properties fo:font-weight="normal" officeooo:rsid="003211a1" officeooo:paragraph-rsid="003211a1" style:font-weight-asian="normal" style:font-weight-complex="normal"/>
    </style:style>
    <style:style style:name="P95" style:family="paragraph" style:parent-style-name="Standard" style:list-style-name="L2">
      <style:text-properties fo:font-weight="normal" officeooo:rsid="00328082" officeooo:paragraph-rsid="00328082" style:font-weight-asian="normal" style:font-weight-complex="normal"/>
    </style:style>
    <style:style style:name="P96" style:family="paragraph" style:parent-style-name="Standard" style:list-style-name="L2">
      <style:text-properties fo:font-weight="normal" officeooo:rsid="00328082" officeooo:paragraph-rsid="0032c425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32c425" officeooo:paragraph-rsid="0032c425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338c91" officeooo:paragraph-rsid="00338c91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34572b" officeooo:paragraph-rsid="0034572b" style:font-weight-asian="normal" style:font-weight-complex="normal"/>
    </style:style>
    <style:style style:name="P100" style:family="paragraph" style:parent-style-name="Standard" style:list-style-name="L3">
      <style:text-properties fo:font-weight="normal" officeooo:rsid="0036bf5e" officeooo:paragraph-rsid="0036bf5e" style:font-weight-asian="normal" style:font-weight-complex="normal"/>
    </style:style>
    <style:style style:name="P101" style:family="paragraph" style:parent-style-name="Standard" style:list-style-name="L3">
      <style:text-properties fo:font-weight="normal" officeooo:rsid="0038bcf3" officeooo:paragraph-rsid="0038bcf3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3a2970" officeooo:paragraph-rsid="003a2970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41e3fb" officeooo:paragraph-rsid="0041e3fb" style:font-weight-asian="normal" style:font-weight-complex="normal"/>
    </style:style>
    <style:style style:name="P104" style:family="paragraph" style:parent-style-name="Standard" style:list-style-name="L3">
      <style:text-properties fo:font-weight="normal" officeooo:rsid="00422962" officeooo:paragraph-rsid="00422962" style:font-weight-asian="normal" style:font-weight-complex="normal"/>
    </style:style>
    <style:style style:name="P105" style:family="paragraph" style:parent-style-name="Standard" style:list-style-name="L3">
      <style:text-properties fo:font-weight="normal" officeooo:rsid="0043c8e7" officeooo:paragraph-rsid="0043c8e7" style:font-weight-asian="normal" style:font-weight-complex="normal"/>
    </style:style>
    <style:style style:name="P106" style:family="paragraph" style:parent-style-name="Standard" style:list-style-name="L3">
      <style:text-properties fo:font-weight="normal" officeooo:rsid="00446349" officeooo:paragraph-rsid="00446349" style:font-weight-asian="normal" style:font-weight-complex="normal"/>
    </style:style>
    <style:style style:name="P107" style:family="paragraph" style:parent-style-name="Standard" style:list-style-name="L3">
      <style:text-properties fo:font-weight="normal" officeooo:rsid="00448818" officeooo:paragraph-rsid="00448818" style:font-weight-asian="normal" style:font-weight-complex="normal"/>
    </style:style>
    <style:style style:name="P108" style:family="paragraph" style:parent-style-name="Standard" style:list-style-name="L3">
      <style:text-properties fo:font-weight="normal" officeooo:rsid="0045a914" officeooo:paragraph-rsid="0045a914" style:font-weight-asian="normal" style:font-weight-complex="normal"/>
    </style:style>
    <style:style style:name="P109" style:family="paragraph" style:parent-style-name="Standard" style:list-style-name="L3">
      <style:text-properties fo:font-weight="normal" officeooo:rsid="00471d90" officeooo:paragraph-rsid="00471d90" style:font-weight-asian="normal" style:font-weight-complex="normal"/>
    </style:style>
    <style:style style:name="P110" style:family="paragraph" style:parent-style-name="Standard" style:list-style-name="L3">
      <style:text-properties fo:font-weight="normal" officeooo:rsid="00485227" officeooo:paragraph-rsid="00485227" style:font-weight-asian="normal" style:font-weight-complex="normal"/>
    </style:style>
    <style:style style:name="P111" style:family="paragraph" style:parent-style-name="Standard" style:list-style-name="L3">
      <style:text-properties fo:font-weight="normal" officeooo:rsid="00486a43" officeooo:paragraph-rsid="00486a43" style:font-weight-asian="normal" style:font-weight-complex="normal"/>
    </style:style>
    <style:style style:name="P112" style:family="paragraph" style:parent-style-name="Standard" style:list-style-name="L3">
      <style:text-properties fo:font-weight="normal" officeooo:rsid="004874b1" officeooo:paragraph-rsid="004874b1" style:font-weight-asian="normal" style:font-weight-complex="normal"/>
    </style:style>
    <style:style style:name="P113" style:family="paragraph" style:parent-style-name="Standard" style:list-style-name="L3">
      <style:text-properties fo:font-weight="normal" officeooo:rsid="0049a90e" officeooo:paragraph-rsid="0049a90e" style:font-weight-asian="normal" style:font-weight-complex="normal"/>
    </style:style>
    <style:style style:name="P114" style:family="paragraph" style:parent-style-name="Standard" style:list-style-name="L3">
      <style:text-properties fo:font-weight="normal" officeooo:rsid="004a6fee" officeooo:paragraph-rsid="004a6fee" style:font-weight-asian="normal" style:font-weight-complex="normal"/>
    </style:style>
    <style:style style:name="T1" style:family="text">
      <style:text-properties officeooo:rsid="0003ba10"/>
    </style:style>
    <style:style style:name="T2" style:family="text">
      <style:text-properties officeooo:rsid="0007172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722" style:font-weight-asian="bold" style:font-weight-complex="bold"/>
    </style:style>
    <style:style style:name="T5" style:family="text">
      <style:text-properties fo:font-weight="bold" officeooo:rsid="0032c425" style:font-weight-asian="bold" style:font-weight-complex="bold"/>
    </style:style>
    <style:style style:name="T6" style:family="text">
      <style:text-properties officeooo:rsid="000ab47a"/>
    </style:style>
    <style:style style:name="T7" style:family="text">
      <style:text-properties officeooo:rsid="00149a99"/>
    </style:style>
    <style:style style:name="T8" style:family="text">
      <style:text-properties officeooo:rsid="0014cdb5"/>
    </style:style>
    <style:style style:name="T9" style:family="text">
      <style:text-properties officeooo:rsid="0017b9c2"/>
    </style:style>
    <style:style style:name="T10" style:family="text">
      <style:text-properties officeooo:rsid="0019cf84"/>
    </style:style>
    <style:style style:name="T11" style:family="text">
      <style:text-properties officeooo:rsid="001e2466"/>
    </style:style>
    <style:style style:name="T12" style:family="text">
      <style:text-properties officeooo:rsid="001faef2"/>
    </style:style>
    <style:style style:name="T13" style:family="text">
      <style:text-properties officeooo:rsid="0020249d"/>
    </style:style>
    <style:style style:name="T14" style:family="text">
      <style:text-properties officeooo:rsid="00219c18"/>
    </style:style>
    <style:style style:name="T15" style:family="text">
      <style:text-properties officeooo:rsid="002cfe29"/>
    </style:style>
    <style:style style:name="T16" style:family="text">
      <style:text-properties officeooo:rsid="002f71e2"/>
    </style:style>
    <style:style style:name="T17" style:family="text">
      <style:text-properties officeooo:rsid="002ff286"/>
    </style:style>
    <style:style style:name="T18" style:family="text">
      <style:text-properties officeooo:rsid="0032c425"/>
    </style:style>
    <style:style style:name="T19" style:family="text">
      <style:text-properties officeooo:rsid="00338c91"/>
    </style:style>
    <style:style style:name="T20" style:family="text">
      <style:text-properties officeooo:rsid="0036bf5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417464"/>
    </style:style>
    <style:style style:name="T23" style:family="text">
      <style:text-properties officeooo:rsid="0043c8e7"/>
    </style:style>
    <style:style style:name="T24" style:family="text">
      <style:text-properties officeooo:rsid="00446349"/>
    </style:style>
    <style:style style:name="T25" style:family="text">
      <style:text-properties officeooo:rsid="00448818"/>
    </style:style>
    <style:style style:name="T26" style:family="text">
      <style:text-properties officeooo:rsid="00486a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son1 – ep1 – été 191<text:span text:style-name="T8">9</text:span></text:p>
      <text:list xml:id="list3528719357552298575" text:style-name="L1">
        <text:list-item>
          <text:p text:style-name="P6">Valérien amène 2 truites</text:p>
        </text:list-item>
        <text:list-item>
          <text:p text:style-name="P6">Valérien insoumis</text:p>
        </text:list-item>
        <text:list-item>
          <text:p text:style-name="P6">Marie de Rosanna Bouchard:</text:p>
        </text:list-item>
        <text:list-item>
          <text:p text:style-name="P6"><text:tab/>Antoine St-Cyr</text:p>
        </text:list-item>
        <text:list-item>
          <text:p text:style-name="P6"><text:tab/>mort le 14 oct 1912 à 36 ans</text:p>
        </text:list-item>
        <text:list-item>
          <text:p text:style-name="P6">Antoinette à cousine à Montmorency <text:span text:style-name="T1">elle travaille dans une shop</text:span></text:p>
        </text:list-item>
        <text:list-item>
          <text:p text:style-name="P6">Juliette a été blessée dans sa vanité</text:p>
        </text:list-item>
        <text:list-item>
          <text:p text:style-name="P6">Yvon va accrocher son fanal</text:p>
        </text:list-item>
        <text:list-item>
          <text:p text:style-name="P6">RoseAnna veut 50 cent par jour</text:p>
        </text:list-item>
        <text:list-item>
          <text:p text:style-name="P6">Antoinette a 22 ans et parle anglais</text:p>
        </text:list-item>
        <text:list-item>
          <text:p text:style-name="P6">Juliette a 20 ans</text:p>
        </text:list-item>
        <text:list-item>
          <text:p text:style-name="P6">Il n’est pas bon que l’homme vive seul… la femme non plus</text:p>
        </text:list-item>
        <text:list-item>
          <text:p text:style-name="P6">Lionel pourrait travailler pour un villégiateur <text:span text:style-name="T1">comme chauffeur</text:span></text:p>
        </text:list-item>
        <text:list-item>
          <text:p text:style-name="P6">Philibert va accrocher son fanal</text:p>
        </text:list-item>
        <text:list-item>
          <text:p text:style-name="P7">MacPherson kilt bleu a été dans les highlander</text:p>
        </text:list-item>
        <text:list-item>
          <text:p text:style-name="P7">Il a vu bin des affaires</text:p>
        </text:list-item>
        <text:list-item>
          <text:p text:style-name="P7">Plein comme un oeuf a 2 jaunes</text:p>
        </text:list-item>
        <text:list-item>
          <text:p text:style-name="P7">Médailles à Rimouski pour Jean Brillant</text:p>
        </text:list-item>
        <text:list-item>
          <text:p text:style-name="P7">Elle pourrait se tailler 3 manteaux d’hiver dans la jupe à MacPherson</text:p>
        </text:list-item>
        <text:list-item>
          <text:p text:style-name="P7">Lionel est allé jeunessé dans le rang à Siméon Desrosiers</text:p>
        </text:list-item>
        <text:list-item>
          <text:p text:style-name="P9">– ep2 --</text:p>
        </text:list-item>
      </text:list>
      <text:list xml:id="list493562717720105356" text:style-name="L2">
        <text:list-item>
          <text:p text:style-name="P8">Lionel a envie de </text:p>
        </text:list-item>
        <text:list-item>
          <text:p text:style-name="P8">Lionel aime les patentes</text:p>
        </text:list-item>
        <text:list-item>
          <text:p text:style-name="P8">Lionel va patenter une machine pour pomper l’eau</text:p>
        </text:list-item>
        <text:list-item>
          <text:p text:style-name="P8">Elles vont travailler commenengagères</text:p>
        </text:list-item>
        <text:list-item>
          <text:p text:style-name="P8">Blé avoine</text:p>
        </text:list-item>
        <text:list-item>
          <text:p text:style-name="P8">Il aurait dû entrer dans l’armée pour chauffer des chars</text:p>
        </text:list-item>
        <text:list-item>
          <text:p text:style-name="P8">Antoinette arrive… les côtes sont raides</text:p>
        </text:list-item>
        <text:list-item>
          <text:p text:style-name="P8">Elle est slaquée parce que la guerre est finie</text:p>
        </text:list-item>
        <text:list-item>
          <text:p text:style-name="P8">Elle peut travailler chez les Davis</text:p>
        </text:list-item>
        <text:list-item>
          <text:p text:style-name="P8">elle les traites de membres inutiles</text:p>
        </text:list-item>
        <text:list-item>
          <text:p text:style-name="P8">Ticoune va ramasser des fraises</text:p>
        </text:list-item>
        <text:list-item>
          <text:p text:style-name="P44">Elle n’a jamais attaché persone, sauf pour nécessité</text:p>
        </text:list-item>
        <text:list-item>
          <text:p text:style-name="P44">Yvon lui a fait faire un sault dans le poulailler</text:p>
        </text:list-item>
        <text:list-item>
          <text:p text:style-name="P44">MacPherson parle anglais comme une vache espagnole</text:p>
        </text:list-item>
        <text:list-item>
          <text:p text:style-name="P44">Un brock = </text:p>
        </text:list-item>
        <text:list-item>
          <text:p text:style-name="P44">Yvon est parti un peu moins de 2 ans</text:p>
        </text:list-item>
        <text:list-item>
          <text:p text:style-name="P44">L’hiver on jongle</text:p>
        </text:list-item>
        <text:list-item>
          <text:p text:style-name="P44">Y’a rien qui va vite</text:p>
        </text:list-item>
        <text:list-item>
          <text:p text:style-name="P44">Marie des neiges est contente que Yvon soit revenu</text:p>
        </text:list-item>
        <text:list-item>
          <text:p text:style-name="P44">Si ces filles ne se casent pas cet été il va falloir vendre la terre</text:p>
        </text:list-item>
        <text:list-item>
          <text:p text:style-name="P45">Lionel aimerait que Yvon épouse Juliette pour qu’il prenne la terre</text:p>
        </text:list-item>
        <text:list-item>
          <text:p text:style-name="P45">Valérien n’aime pas attendre. C’est pour ça qu’il a pris le bord du bois</text:p>
        </text:list-item>
        <text:list-item>
          <text:p text:style-name="P45">Valérien aimerait avoir son amnistie</text:p>
        </text:list-item>
        <text:list-item>
          <text:p text:style-name="P45"><text:soft-page-break/>Il aimerait aller au Saguenay pour les barrages</text:p>
        </text:list-item>
        <text:list-item>
          <text:p text:style-name="P10">--<text:span text:style-name="T2">ép3--</text:span></text:p>
        </text:list-item>
        <text:list-item>
          <text:p text:style-name="P47">Les libéraux sont l`depuis 1917</text:p>
        </text:list-item>
        <text:list-item>
          <text:p text:style-name="P47">La loi des chamins que les libéraux ont créés</text:p>
        </text:list-item>
        <text:list-item>
          <text:p text:style-name="P47">Le curé est contre le matérialisme</text:p>
        </text:list-item>
        <text:list-item>
          <text:p text:style-name="P47">Valérien = mouton noir, insoumis</text:p>
        </text:list-item>
        <text:list-item>
          <text:p text:style-name="P47">Lorsque les squatteurs sont arrivés, Valérien a pris le bois de la montagne noir</text:p>
        </text:list-item>
        <text:list-item>
          <text:p text:style-name="P47">JA est mal à l’aide Valérien pr à Yvon</text:p>
        </text:list-item>
        <text:list-item>
          <text:p text:style-name="P47">JA Veut que le curé aille à Québec</text:p>
        </text:list-item>
        <text:list-item>
          <text:p text:style-name="P47">Si il fait ça, c’est pour un gars de la paroisse</text:p>
        </text:list-item>
        <text:list-item>
          <text:p text:style-name="P47">Nappe carottée jaune et blanche</text:p>
        </text:list-item>
        <text:list-item>
          <text:p text:style-name="P47">Il y’a parade à Montréal, YL et MacP y vont</text:p>
        </text:list-item>
        <text:list-item>
          <text:p text:style-name="P47">MacP vient de Matane mais n’ira pas. Il va travailler chez JA</text:p>
        </text:list-item>
        <text:list-item>
          <text:p text:style-name="P47">Si il respecte les filles, les femmes mariés MacP peut revenir</text:p>
        </text:list-item>
        <text:list-item>
          <text:p text:style-name="P47">Elle lui lance un sceau d’eau</text:p>
        </text:list-item>
        <text:list-item>
          <text:p text:style-name="P48">RA ne comprend pas pourquoi les riches aiment le frottage</text:p>
        </text:list-item>
        <text:list-item>
          <text:p text:style-name="P48">Barda</text:p>
        </text:list-item>
        <text:list-item>
          <text:p text:style-name="P48">George-aimé = Ticoune</text:p>
        </text:list-item>
        <text:list-item>
          <text:p text:style-name="P48">Le bienfaiteur protège Ti-Coune</text:p>
        </text:list-item>
        <text:list-item>
          <text:p text:style-name="P48">Une pension tout les 3 mois charité chrétienne</text:p>
        </text:list-item>
        <text:list-item>
          <text:p text:style-name="P48">Déshérité</text:p>
        </text:list-item>
        <text:list-item>
          <text:p text:style-name="P48">Lorsque qqun fait de la boucane, elle pense à Antoine</text:p>
        </text:list-item>
        <text:list-item>
          <text:p text:style-name="P48">Valérien va connaitre son pardon, RA doit se marier</text:p>
        </text:list-item>
        <text:list-item>
          <text:p text:style-name="P48">JA le plus gros cultivateur de la paroisse</text:p>
        </text:list-item>
        <text:list-item>
          <text:p text:style-name="P49">Elle va avoir affaire à sa soutane</text:p>
        </text:list-item>
        <text:list-item>
          <text:p text:style-name="P49">Ele perd la tête quand un homme fait de la boucane</text:p>
        </text:list-item>
        <text:list-item>
          <text:p text:style-name="P49">32000 hommes sont insoumis</text:p>
        </text:list-item>
        <text:list-item>
          <text:p text:style-name="P49">5 ou 10 piastre<text:span text:style-name="T6">s</text:span> pour son pardon</text:p>
        </text:list-item>
        <text:list-item>
          <text:p text:style-name="P46"><text:span text:style-name="T3">--</text:span><text:span text:style-name="T4">ép4--</text:span></text:p>
        </text:list-item>
        <text:list-item>
          <text:p text:style-name="P50">Yvon veut de l’affection de Juliette</text:p>
        </text:list-item>
        <text:list-item>
          <text:p text:style-name="P50">Juliette est engagère chez le Notaire Fournier</text:p>
        </text:list-item>
        <text:list-item>
          <text:p text:style-name="P50">RA demande à Yvon si Montréal est gros</text:p>
        </text:list-item>
        <text:list-item>
          <text:p text:style-name="P50">Montréal est 100 fois gros comme la paroisse selon Yvon</text:p>
        </text:list-item>
        <text:list-item>
          <text:p text:style-name="P50">Une soirée dépareillée – Expression de RA</text:p>
        </text:list-item>
        <text:list-item>
          <text:p text:style-name="P50">Antoinette étrive Valérien</text:p>
        </text:list-item>
        <text:list-item>
          <text:p text:style-name="P50">Antoinette a le défaut de vouloir dominer son prochain</text:p>
        </text:list-item>
        <text:list-item>
          <text:p text:style-name="P51">Ils mettraient toute leur force à tirer du poignet</text:p>
        </text:list-item>
        <text:list-item>
          <text:p text:style-name="P51">Madame Savary avait du goût pour la décoration</text:p>
        </text:list-item>
        <text:list-item>
          <text:p text:style-name="P51">L’avocat Savary a perdu sa femme et ces 2 filles par la Grippe Espagnole</text:p>
        </text:list-item>
        <text:list-item>
          <text:p text:style-name="P51">Lieutenant Raoul a été blessé gravement en Europe</text:p>
        </text:list-item>
        <text:list-item>
          <text:p text:style-name="P51">La soeur Marie-Louise est une parente de la femme de Savary</text:p>
        </text:list-item>
        <text:list-item>
          <text:p text:style-name="P51">Le 11 novembre la guerre a été terminée</text:p>
        </text:list-item>
        <text:list-item>
          <text:p text:style-name="P51">Abbé Chouinard est le nom du curé</text:p>
        </text:list-item>
        <text:list-item>
          <text:p text:style-name="P51">Raoul lit la Montréal Gazette</text:p>
        </text:list-item>
        <text:list-item>
          <text:p text:style-name="P51">L’Omer Gouin a une politique de grand chemin</text:p>
        </text:list-item>
        <text:list-item>
          <text:p text:style-name="P51"><text:soft-page-break/>Le chemin de fer est le seul moyen de transport</text:p>
        </text:list-item>
        <text:list-item>
          <text:p text:style-name="P51">Amende à 250$ minimum</text:p>
        </text:list-item>
        <text:list-item>
          <text:p text:style-name="P52">Amende du Cabinet Borden</text:p>
        </text:list-item>
        <text:list-item>
          <text:p text:style-name="P52">L’avenir s’annonce ll right selon Raoul</text:p>
        </text:list-item>
        <text:list-item>
          <text:p text:style-name="P11">--ép5--</text:p>
        </text:list-item>
        <text:list-item>
          <text:p text:style-name="P52">Valérien trouve que Antoinette a rien à montrer</text:p>
        </text:list-item>
        <text:list-item>
          <text:p text:style-name="P52">Batême – Expression de Valérien</text:p>
        </text:list-item>
        <text:list-item>
          <text:p text:style-name="P52">Jongler – Réfléchir</text:p>
        </text:list-item>
        <text:list-item>
          <text:p text:style-name="P52">Le curé n’approve pas la désobhéissante de Valérie</text:p>
        </text:list-item>
        <text:list-item>
          <text:p text:style-name="P53">Pas de conflit depuis 1812 avec les américains</text:p>
        </text:list-item>
        <text:list-item>
          <text:p text:style-name="P53">JA a des biens en terre, bêtes à cornes forêts et machines</text:p>
        </text:list-item>
        <text:list-item>
          <text:p text:style-name="P53">JA ne trouve pas qui pourrait chauffer son camion</text:p>
        </text:list-item>
        <text:list-item>
          <text:p text:style-name="P53">Zidore à 9 enfants</text:p>
        </text:list-item>
        <text:list-item>
          <text:p text:style-name="P53">Vaillance serait prête à faire une neuvaine pour que mémère aille chez RA</text:p>
        </text:list-item>
        <text:list-item>
          <text:p text:style-name="P53">Si Zidore ne sacre pas pendant 9 jours, mémère peut aller chez RA</text:p>
        </text:list-item>
        <text:list-item>
          <text:p text:style-name="P53">Maudit démon – Patoi de Valérien et Lionel</text:p>
        </text:list-item>
        <text:list-item>
          <text:p text:style-name="P54">Valérien est un chien pas de médaille</text:p>
        </text:list-item>
        <text:list-item>
          <text:p text:style-name="P12">--ép6--</text:p>
        </text:list-item>
        <text:list-item>
          <text:p text:style-name="P54">Ces court-pointe sot dans la malle pesnte</text:p>
        </text:list-item>
        <text:list-item>
          <text:p text:style-name="P54">Zidore a peur ue les chemises de Lionel finissent en courte-pointe</text:p>
        </text:list-item>
        <text:list-item>
          <text:p text:style-name="P54">RA veut donner des pots de fraises des champs à Zidore</text:p>
        </text:list-item>
        <text:list-item>
          <text:p text:style-name="P54">Mémère habite chez Zidore depuis 15 ans</text:p>
        </text:list-item>
        <text:list-item>
          <text:p text:style-name="P54">Vaillance c’est la vraie petite fille de mémère</text:p>
        </text:list-item>
        <text:list-item>
          <text:p text:style-name="P55">Alexandrine veut réformer le monde</text:p>
        </text:list-item>
        <text:list-item>
          <text:p text:style-name="P55">On attrape plus facilement des mouches avec du meil que du vinaigre</text:p>
        </text:list-item>
        <text:list-item>
          <text:p text:style-name="P55">Le notaire est contre le droit de vote des femmes</text:p>
        </text:list-item>
        <text:list-item>
          <text:p text:style-name="P55">Le notaire veut que les femmes boycottent les élections</text:p>
        </text:list-item>
        <text:list-item>
          <text:p text:style-name="P55">Les suffragettes</text:p>
        </text:list-item>
        <text:list-item>
          <text:p text:style-name="P55">Félix Gabriel Marchand et son ministère de l’instruction publique</text:p>
        </text:list-item>
        <text:list-item>
          <text:p text:style-name="P55">Mémère Bouchard a plus de 92 ans</text:p>
        </text:list-item>
        <text:list-item>
          <text:p text:style-name="P55">Elle avait 4 ans quand fut proclamé l’union des 2 canada</text:p>
        </text:list-item>
        <text:list-item>
          <text:p text:style-name="P55">La vieille snrow</text:p>
        </text:list-item>
        <text:list-item>
          <text:p text:style-name="P55">La vieille chipie</text:p>
        </text:list-item>
        <text:list-item>
          <text:p text:style-name="P56">Vieille maudite</text:p>
        </text:list-item>
        <text:list-item>
          <text:p text:style-name="P55">Boisson = Miquelon</text:p>
        </text:list-item>
        <text:list-item>
          <text:p text:style-name="P56">Mémère veut une petite ponce</text:p>
        </text:list-item>
        <text:list-item>
          <text:p text:style-name="P56">Olivier le quasi-prêtre est au séminaire</text:p>
        </text:list-item>
        <text:list-item>
          <text:p text:style-name="P56">Ils ont eu 2 flats pour arriver à la Malbaie</text:p>
        </text:list-item>
        <text:list-item>
          <text:p text:style-name="P56">L’humour de Ben est en récession</text:p>
        </text:list-item>
        <text:list-item>
          <text:p text:style-name="P56">La bourse prend des nerf, de la jugeotte</text:p>
        </text:list-item>
        <text:list-item>
          <text:p text:style-name="P56">Ben – Qui m’aiment me suivent</text:p>
        </text:list-item>
        <text:list-item>
          <text:p text:style-name="P56">RA demande à Lionel pourquoi il a brossé à la place d’aller porter ces 2 soeurs</text:p>
        </text:list-item>
        <text:list-item>
          <text:p text:style-name="P56">Lionel ne veut pas être l’homme sur a terre. Il veut que ces soeurs se décident</text:p>
        </text:list-item>
        <text:list-item>
          <text:p text:style-name="P56">Elle veut savoir quand est-ce qu’il se marie</text:p>
        </text:list-item>
        <text:list-item>
          <text:p text:style-name="P56">Y’a des bien bonnes filles dans la parosse</text:p>
        </text:list-item>
        <text:list-item>
          <text:p text:style-name="P13"><text:soft-page-break/>--<text:span text:style-name="T7">ép7--</text:span></text:p>
        </text:list-item>
        <text:list-item>
          <text:p text:style-name="P57">Pourquoi les hommes sortent sur le perron lorsque le curé dit sont sermon</text:p>
        </text:list-item>
        <text:list-item>
          <text:p text:style-name="P57">Ben di que Juliette est franche. C’est une qualité rare chez les femmes</text:p>
        </text:list-item>
        <text:list-item>
          <text:p text:style-name="P57">La femme célibataire manque trop d’expérience pour éprouver ces opinions</text:p>
        </text:list-item>
        <text:list-item>
          <text:p text:style-name="P59">Ti-coune aime les bêtes à patates</text:p>
        </text:list-item>
        <text:list-item>
          <text:p text:style-name="P59">La femme du notaire toussotte lorsque le notaire fume</text:p>
        </text:list-item>
        <text:list-item>
          <text:p text:style-name="P59">L’université Laval à MTL devient l’université de MTL</text:p>
        </text:list-item>
        <text:list-item>
          <text:p text:style-name="P59">en 1872 les jésuite ont voulu fonder une université à MTL et mgr Laval s’en est plaint</text:p>
        </text:list-item>
        <text:list-item>
          <text:p text:style-name="P58"><text:s/><text:span text:style-name="T8">MGR Taschereau <text:s/>Québec et MGR Bourget à MTL</text:span></text:p>
        </text:list-item>
        <text:list-item>
          <text:p text:style-name="P59">Ti-Coune prend soin de toute et prend soin de sa personne</text:p>
        </text:list-item>
        <text:list-item>
          <text:p text:style-name="P59">Mémère a 92 ans</text:p>
        </text:list-item>
        <text:list-item>
          <text:p text:style-name="P60">À quoi ça sert de jongler???</text:p>
        </text:list-item>
        <text:list-item>
          <text:p text:style-name="P60">Depuis que Benoit est revenu de la guerre, il ne parle que des changements</text:p>
        </text:list-item>
        <text:list-item>
          <text:p text:style-name="P14">--<text:span text:style-name="T9">ép8--</text:span></text:p>
        </text:list-item>
        <text:list-item>
          <text:p text:style-name="P61">Gare de Cap-aux-oies</text:p>
        </text:list-item>
        <text:list-item>
          <text:p text:style-name="P61">JA va acheter deux camion</text:p>
        </text:list-item>
        <text:list-item>
          <text:p text:style-name="P61">Charles Édouard pilon et Simon Lacombe vont s’acheter un camion</text:p>
        </text:list-item>
        <text:list-item>
          <text:p text:style-name="P61">Il va installer son garage dans la forge</text:p>
        </text:list-item>
        <text:list-item>
          <text:p text:style-name="P61">Le garage sera ouvert le dimanche 1 heure après la grand messes seulement… la gaz. Excepté le vendredi saint, le jour de pâques et le lundi suivant.</text:p>
        </text:list-item>
        <text:list-item>
          <text:p text:style-name="P61">Olivier prend un scotch&amp;soda</text:p>
        </text:list-item>
        <text:list-item>
          <text:p text:style-name="P62">Alex doute des convictions d’Olivier</text:p>
        </text:list-item>
        <text:list-item>
          <text:p text:style-name="P15">--<text:span text:style-name="T9">ép9--</text:span></text:p>
        </text:list-item>
        <text:list-item>
          <text:p text:style-name="P63">Ben trouve que c’est trop tranquille, ça manque de canons</text:p>
        </text:list-item>
        <text:list-item>
          <text:p text:style-name="P63">RA est venu voir si les framboises étaient mûres</text:p>
        </text:list-item>
        <text:list-item>
          <text:p text:style-name="P63">JA est venu voir si il y’avait des ours</text:p>
        </text:list-item>
        <text:list-item>
          <text:p text:style-name="P63">Alex donne un conseille à Juliette… C’est d’être parfaite</text:p>
        </text:list-item>
        <text:list-item>
          <text:p text:style-name="P64">Olivier se dédie à l’action sociale</text:p>
        </text:list-item>
        <text:list-item>
          <text:p text:style-name="P16">--<text:span text:style-name="T10">ép10--</text:span></text:p>
        </text:list-item>
        <text:list-item>
          <text:p text:style-name="P65">JA est protégé contre tout, sauf la volonté de dieux</text:p>
        </text:list-item>
        <text:list-item>
          <text:p text:style-name="P65">Le Notaire est une vrai bleu</text:p>
        </text:list-item>
        <text:list-item>
          <text:p text:style-name="P65">Le gouvernement de M. Gouin a fondé le ministère de la voirie</text:p>
        </text:list-item>
        <text:list-item>
          <text:p text:style-name="P65">RA veut retirer ces filles engagères pour les foins</text:p>
        </text:list-item>
        <text:list-item>
          <text:p text:style-name="P66">Sépultre blanchi – Judas Escariote – Couleuvre</text:p>
        </text:list-item>
        <text:list-item>
          <text:p text:style-name="P66">Caluron --- le chapeau à MacPherson</text:p>
        </text:list-item>
        <text:list-item>
          <text:p text:style-name="P66">Le roi d’Angleterre et MacPherson donnent sa jupe à RA</text:p>
        </text:list-item>
        <text:list-item>
          <text:p text:style-name="P17">--ép11--</text:p>
        </text:list-item>
        <text:list-item>
          <text:p text:style-name="P67">Notaire n’est pas content cas sa femme dit coco</text:p>
        </text:list-item>
        <text:list-item>
          <text:p text:style-name="P68">à la barre du jour – Lever du soleil</text:p>
        </text:list-item>
        <text:list-item>
          <text:p text:style-name="P68">JA et Yvon font le pré</text:p>
        </text:list-item>
        <text:list-item>
          <text:p text:style-name="P68">Le moins tu demande aux autre, le mieux tu te porte</text:p>
        </text:list-item>
        <text:list-item>
          <text:p text:style-name="P68">Cyprien Dufour et Marie-Thérèse</text:p>
        </text:list-item>
        <text:list-item>
          <text:p text:style-name="P68">Les paroissiens occupent le curé mais ne le distraient pas</text:p>
        </text:list-item>
        <text:list-item>
          <text:p text:style-name="P68">Ils sont tellement occupés, qu’ils oublient de mourir</text:p>
        </text:list-item>
        <text:list-item>
          <text:p text:style-name="P68">Couleur de la voiture du notaire: Orange brûlée</text:p>
        </text:list-item>
        <text:list-item>
          <text:p text:style-name="P69"><text:soft-page-break/>Angelus: Cloche de midi à l’église</text:p>
        </text:list-item>
        <text:list-item>
          <text:p text:style-name="P69">Le notaire et le curé ont en commun l’apprentissage du Latin</text:p>
        </text:list-item>
        <text:list-item>
          <text:p text:style-name="P69">Le latin est un soutien contre l’isolement et le désespoir</text:p>
        </text:list-item>
        <text:list-item>
          <text:p text:style-name="P69">Chacun porte le fardeau du péché originel</text:p>
        </text:list-item>
        <text:list-item>
          <text:p text:style-name="P70">JA lui fait penser à Antoine côté responsabilité</text:p>
        </text:list-item>
        <text:list-item>
          <text:p text:style-name="P18">--ép1<text:span text:style-name="T11">2</text:span>--</text:p>
        </text:list-item>
        <text:list-item>
          <text:p text:style-name="P71">Le coq a beau chanter mais il finit dans le bouilli</text:p>
        </text:list-item>
        <text:list-item>
          <text:p text:style-name="P71">Il y’a autant de courage à se cacher dans le bois que d’aller dans l’armée</text:p>
        </text:list-item>
        <text:list-item>
          <text:p text:style-name="P71">Galarneau: Soleil</text:p>
        </text:list-item>
        <text:list-item>
          <text:p text:style-name="P71">Raoul Savary l’ami de Ben Fournier</text:p>
        </text:list-item>
        <text:list-item>
          <text:p text:style-name="P19">--ép13--</text:p>
        </text:list-item>
        <text:list-item>
          <text:p text:style-name="P71">Le bénédicité pour le garage</text:p>
        </text:list-item>
        <text:list-item>
          <text:p text:style-name="P72">Finasser une prière – inventer une prière</text:p>
        </text:list-item>
        <text:list-item>
          <text:p text:style-name="P72">Le 28 juin 1919 le traité de paix a été ratifié</text:p>
        </text:list-item>
        <text:list-item>
          <text:p text:style-name="P72">Le montant global des réparations de la guerre, 20 milliards de Mark devra être versé avant le 1er mai 1921 par l’Allemagne entre 125 et 150 milliard de Mark*or</text:p>
        </text:list-item>
        <text:list-item>
          <text:p text:style-name="P72">La france compte sur le paiement de l’Allemagne pour stabiliser son déficit budgétaire et la valeur du franc</text:p>
        </text:list-item>
        <text:list-item>
          <text:p text:style-name="P72">Mark my word – Expression de Ben Fournier</text:p>
        </text:list-item>
        <text:list-item>
          <text:p text:style-name="P73">Il suffit que tout soit bien fait et Notaire est satisfait</text:p>
        </text:list-item>
        <text:list-item>
          <text:p text:style-name="P73">Dimanche le 8 août 1919, bénédiction de la pompe à gaz</text:p>
        </text:list-item>
        <text:list-item>
          <text:p text:style-name="P73">Olivier Cyprien Gédéon Amédé Fournier est le grand père de Cyprien fournier avait une terre de la ligne <text:span text:style-name="T13">près de Théodore Gagnon</text:span></text:p>
        </text:list-item>
        <text:list-item>
          <text:p text:style-name="P73">La connaissance de la paroisse JA doit-être donné en exemple</text:p>
        </text:list-item>
        <text:list-item>
          <text:p text:style-name="P73">Il va avoir plenty de nourriture</text:p>
        </text:list-item>
        <text:list-item>
          <text:p text:style-name="P73"><text:span text:style-name="T12">Madame Fournier </text:span>lit un roman de Nartille, un grand écrivain français</text:p>
        </text:list-item>
        <text:list-item>
          <text:p text:style-name="P74">Paroles de madema fournier</text:p>
          <text:list>
            <text:list-item>
              <text:p text:style-name="P74">Si tu lis tu ne seras jamais seul</text:p>
            </text:list-item>
            <text:list-item>
              <text:p text:style-name="P74">Livre: compgnon des plus fidèle</text:p>
            </text:list-item>
            <text:list-item>
              <text:p text:style-name="P74">La vie c’est un long voyage pour une femme</text:p>
            </text:list-item>
          </text:list>
        </text:list-item>
        <text:list-item>
          <text:p text:style-name="P20">--ép14--</text:p>
        </text:list-item>
        <text:list-item>
          <text:p text:style-name="P74">J.A. Lavoie Gaz flat auto repairs, réparation de chars</text:p>
        </text:list-item>
        <text:list-item>
          <text:p text:style-name="P74">RA s’est marié en 1885 avec Antoine en haut de St-Urbain et le soir elle a fait Antoinette</text:p>
        </text:list-item>
        <text:list-item>
          <text:p text:style-name="P74">Le curé n’est pas achalant en ce qui concerne les fêtes</text:p>
        </text:list-item>
        <text:list-item>
          <text:p text:style-name="P74">Assurer le développement et la richesse de la paroisse</text:p>
        </text:list-item>
        <text:list-item>
          <text:p text:style-name="P74">Le député ne peut pas partir avant d’avoir coupé le ruban</text:p>
        </text:list-item>
        <text:list-item>
          <text:p text:style-name="P75">Lionel a réparé le gramophone</text:p>
        </text:list-item>
        <text:list-item>
          <text:p text:style-name="P75">Il a déchiré son discours pour permettre le cérémonie de continuer</text:p>
        </text:list-item>
        <text:list-item>
          <text:p text:style-name="P75">Dimanche du 26 juillet 1919 la fête de Ste-Anne, patronne principale de la province de Québec</text:p>
        </text:list-item>
        <text:list-item>
          <text:p text:style-name="P75">Ce nouvel outil ne tombe jamais entre les mains du démon et détruise nos belles paroisses</text:p>
        </text:list-item>
        <text:list-item>
          <text:p text:style-name="P75">C’est MacPherson qui conduit la voiture du notaire Fournier</text:p>
        </text:list-item>
        <text:list-item>
          <text:p text:style-name="P75">Un flat lors de l’inauguration… C’est la bone Ste-Anne</text:p>
        </text:list-item>
        <text:list-item>
          <text:p text:style-name="P21">--<text:span text:style-name="T14">ép15--</text:span></text:p>
        </text:list-item>
        <text:list-item>
          <text:p text:style-name="P76">Les gars avaient des fanfreluches sur les épaules</text:p>
        </text:list-item>
        <text:list-item>
          <text:p text:style-name="P77">Raoul a dit que Juliette avait de jolis yeux</text:p>
        </text:list-item>
        <text:list-item>
          <text:p text:style-name="P77"><text:soft-page-break/>Juliette à 20 ans</text:p>
        </text:list-item>
        <text:list-item>
          <text:p text:style-name="P77">Ils entendaient RA se lamenter d’amour les soirs de bon vent</text:p>
        </text:list-item>
        <text:list-item>
          <text:p text:style-name="P77">Alexandrine est aussi belle qu’une statue de plâtre</text:p>
        </text:list-item>
        <text:list-item>
          <text:p text:style-name="P78">C’est péché mortel d’être orgueilleuse à 92 ans</text:p>
        </text:list-item>
        <text:list-item>
          <text:p text:style-name="P78">Si mémère haïs autant Zidore c’est qu’elle est en bonne santé</text:p>
        </text:list-item>
        <text:list-item>
          <text:p text:style-name="P78">Zidore veut entrer dans la ligue de tempérance</text:p>
        </text:list-item>
        <text:list-item>
          <text:p text:style-name="P79">RA a fait des Marie-fendues à Lionel: Pain frit avec mélasse (queues de castor)</text:p>
        </text:list-item>
        <text:list-item>
          <text:p text:style-name="P22">--ép16--</text:p>
        </text:list-item>
        <text:list-item>
          <text:p text:style-name="P80">Roman de Alphonse de la martine</text:p>
        </text:list-item>
        <text:list-item>
          <text:p text:style-name="P80">Le notaire aime que chaque choses et chaque personne soient à sa place</text:p>
        </text:list-item>
        <text:list-item>
          <text:p text:style-name="P80">Yvon va attendre Juliette au petit qui</text:p>
        </text:list-item>
        <text:list-item>
          <text:p text:style-name="P80">Raoul cherche du feu et demande à Juliette</text:p>
        </text:list-item>
        <text:list-item>
          <text:p text:style-name="P23">--ép17--</text:p>
        </text:list-item>
        <text:list-item>
          <text:p text:style-name="P80">à l’âge de juliette RA avait déjà 2 enfants</text:p>
        </text:list-item>
        <text:list-item>
          <text:p text:style-name="P81">Il faut de jeunes prêtres pour évangéliser les villes</text:p>
        </text:list-item>
        <text:list-item>
          <text:p text:style-name="P81">Raoul a été blessé au bras à Courcelette</text:p>
        </text:list-item>
        <text:list-item>
          <text:p text:style-name="P81">Verdun c’était la bataille de Maréchal Pétin</text:p>
        </text:list-item>
        <text:list-item>
          <text:p text:style-name="P81">Antoinette va à québec p<text:span text:style-name="T15">--ép19--</text:span>our trouver une meilleure job</text:p>
        </text:list-item>
        <text:list-item>
          <text:p text:style-name="P81">Elle aimerait travailler 48 heures par semaine avec les dimanches de congé</text:p>
        </text:list-item>
        <text:list-item>
          <text:p text:style-name="P81">Raoul mangers une omelette au lard avec graisse de roties</text:p>
        </text:list-item>
        <text:list-item>
          <text:p text:style-name="P81">Raoul a étudié pour être avocat</text:p>
        </text:list-item>
        <text:list-item>
          <text:p text:style-name="P81">La mère de Raoul et ces 2 soeurs sont morts en 1917 de la grippe Espagnole</text:p>
        </text:list-item>
        <text:list-item>
          <text:p text:style-name="P81">Raoul a une vis d’argent dans le bras</text:p>
        </text:list-item>
        <text:list-item>
          <text:p text:style-name="P82">Yvon s’est grayé d’un beau fanal rouge</text:p>
        </text:list-item>
        <text:list-item>
          <text:p text:style-name="P82">RA fait des patates au lard</text:p>
        </text:list-item>
        <text:list-item>
          <text:p text:style-name="P83">Juliette demande à RA de la laisser être heureuse. À l’automne elle va se marier</text:p>
        </text:list-item>
        <text:list-item>
          <text:p text:style-name="P24">--ép18--</text:p>
        </text:list-item>
        <text:list-item>
          <text:p text:style-name="P83">RA se demande ce qu’il y’a en ville qui n’a pas à la campagne</text:p>
        </text:list-item>
        <text:list-item>
          <text:p text:style-name="P83">Ti-coune: Innocent du bon-dieu et Zidore: Innocent du diable</text:p>
        </text:list-item>
        <text:list-item>
          <text:p text:style-name="P84">La vieille Guibou, vieille écrevisse, vieille démoniaque</text:p>
        </text:list-item>
        <text:list-item>
          <text:p text:style-name="P84">Son bras est comme un vieux chausson</text:p>
        </text:list-item>
        <text:list-item>
          <text:p text:style-name="P84">Les Davis sont des Protestants</text:p>
        </text:list-item>
        <text:list-item>
          <text:p text:style-name="P84">Le voyage de noce s’est passé dans un chantier au nord de St-Urbain comme cook</text:p>
        </text:list-item>
        <text:list-item>
          <text:p text:style-name="P84">RA n’a rien qu’une idée et c’Est la bonne</text:p>
        </text:list-item>
        <text:list-item>
          <text:p text:style-name="P84">Le vicaire de St-Hilarion vient confesser avec le curé</text:p>
        </text:list-item>
        <text:list-item>
          <text:p text:style-name="P85">Yvon veut faire 3 à 4 petits à Juliette</text:p>
        </text:list-item>
        <text:list-item>
          <text:p text:style-name="P85">Yvon a une cravate rouge à pois blanc</text:p>
        </text:list-item>
        <text:list-item>
          <text:p text:style-name="P25">--ép19--</text:p>
        </text:list-item>
        <text:list-item>
          <text:p text:style-name="P85">L’argent on ne trouve pas ça avec les pommes de route</text:p>
        </text:list-item>
        <text:list-item>
          <text:p text:style-name="P85">JA veut venir domper quelque voyages de garnotte au notaire</text:p>
        </text:list-item>
        <text:list-item>
          <text:p text:style-name="P85">C’est de la garnotte du gouvernement</text:p>
        </text:list-item>
        <text:list-item>
          <text:p text:style-name="P85">Le garage est sur les terres du grand père au notaire</text:p>
        </text:list-item>
        <text:list-item>
          <text:p text:style-name="P86">Le notaire engage une cousine dans le besoin qui va dans le Témocouata pendant les vacances</text:p>
        </text:list-item>
        <text:list-item>
          <text:p text:style-name="P86">Pour lire, il faut des livres</text:p>
        </text:list-item>
        <text:list-item>
          <text:p text:style-name="P86">RA trouve que c’est rare qu’elle se trompe</text:p>
        </text:list-item>
        <text:list-item>
          <text:p text:style-name="P86"><text:soft-page-break/>Ti-coune s’appelle George-aimé</text:p>
        </text:list-item>
        <text:list-item>
          <text:p text:style-name="P86">Il faut avoir les yeux de l’innocence pour voir Antoine</text:p>
        </text:list-item>
        <text:list-item>
          <text:p text:style-name="P86">Sur la rue St-Jacques à Montréal, c’est là qu’est l’action</text:p>
        </text:list-item>
        <text:list-item>
          <text:p text:style-name="P86">La ville de Montréal a annexé 19 municipalités depuis 1905</text:p>
        </text:list-item>
        <text:list-item>
          <text:p text:style-name="P86">Expression de Ben: Mark my word</text:p>
        </text:list-item>
        <text:list-item>
          <text:p text:style-name="P87">Raoul va attendre de savoir tout ce qu’il faut pour réussir</text:p>
        </text:list-item>
        <text:list-item>
          <text:p text:style-name="P87">Une femme ne doit pas toujours se fier ux autres pour savoir ce qu’elle est</text:p>
        </text:list-item>
        <text:list-item>
          <text:p text:style-name="P87">Alex veut que Juliette lui promette d’aller voter</text:p>
        </text:list-item>
        <text:list-item>
          <text:p text:style-name="P26">--<text:span text:style-name="T16">ép20--</text:span></text:p>
        </text:list-item>
        <text:list-item>
          <text:p text:style-name="P88">Il passe la quête pour les biens de la terre</text:p>
        </text:list-item>
        <text:list-item>
          <text:p text:style-name="P88">Odilon Bouchard à 3 cochons en trop</text:p>
        </text:list-item>
        <text:list-item>
          <text:p text:style-name="P88">Le vicaire de St-Hilarion confesse les paroisiens pour ceux qui ne veulent pas se confesser devant le curé</text:p>
        </text:list-item>
        <text:list-item>
          <text:p text:style-name="P88">Il faut que le comérage cesse. Le curé n’hésiterais pas de le nommer devant tout le monde</text:p>
        </text:list-item>
        <text:list-item>
          <text:p text:style-name="P88">Zidore est un porte paquet</text:p>
        </text:list-item>
        <text:list-item>
          <text:p text:style-name="P88">Antoinette est pas parti pour la ville, ils n’ont pas besoin d’Antoinette avant 2 semaines</text:p>
        </text:list-item>
        <text:list-item>
          <text:p text:style-name="P90">Yvon a fait du service conscrit i.e. non-volontaire</text:p>
        </text:list-item>
        <text:list-item>
          <text:p text:style-name="P90">Raoul a une dette envers la vie</text:p>
        </text:list-item>
        <text:list-item>
          <text:p text:style-name="P91">Montréal est 3 fois plus gros que québec</text:p>
        </text:list-item>
        <text:list-item>
          <text:p text:style-name="P27">--<text:span text:style-name="T17">ép21--</text:span></text:p>
        </text:list-item>
        <text:list-item>
          <text:p text:style-name="P91">Tu as beau fait lever ta pâte, il faut que ta femme chauffe son four pour faire lever la pâte</text:p>
        </text:list-item>
        <text:list-item>
          <text:p text:style-name="P91">Zidore est ivrogne pis blette</text:p>
        </text:list-item>
        <text:list-item>
          <text:p text:style-name="P91">Zidore va a l’église pour faire ces dévotions et dire son chapelet</text:p>
        </text:list-item>
        <text:list-item>
          <text:p text:style-name="P91">Catholique a gros grain – à gros chapalet</text:p>
        </text:list-item>
        <text:list-item>
          <text:p text:style-name="P92">Le curé aimerait que Zidore oublie que c’est son curé</text:p>
        </text:list-item>
        <text:list-item>
          <text:p text:style-name="P92">Les langues sales, c’Est comma la gale. Tu as beau te gratter, <text:s/>reste encore</text:p>
        </text:list-item>
        <text:list-item>
          <text:p text:style-name="P92">Dieu a chassé les vendeurs du temple avec un fouet</text:p>
        </text:list-item>
        <text:list-item>
          <text:p text:style-name="P92">RA n’hais pas ça un homme qui fait le coq e temps en temps</text:p>
        </text:list-item>
        <text:list-item>
          <text:p text:style-name="P92">Le curé doit demander à JA de faire la demande pour Yvon</text:p>
        </text:list-item>
        <text:list-item>
          <text:p text:style-name="P28">--ép22--</text:p>
        </text:list-item>
        <text:list-item>
          <text:p text:style-name="P92">Juliette a peur que le curé lui fasse l’extrême onction</text:p>
        </text:list-item>
        <text:list-item>
          <text:p text:style-name="P92">Elle doit faire une confession générale avant son mariage</text:p>
        </text:list-item>
        <text:list-item>
          <text:p text:style-name="P93">Un bon mari c’Est meilleur que cataplasme ou une tisane</text:p>
        </text:list-item>
        <text:list-item>
          <text:p text:style-name="P93">La tête de pont de la maison Sanderson, Stuart et Bibeau</text:p>
        </text:list-item>
        <text:list-item>
          <text:p text:style-name="P93">Avec les armements modernes, il n’y aura plus de guerre</text:p>
        </text:list-item>
        <text:list-item>
          <text:p text:style-name="P93">Ben n’a jamais vu personne avoir les bleus d’avoir trop d’argent</text:p>
        </text:list-item>
        <text:list-item>
          <text:p text:style-name="P93">Juliette est tombée dans l’oeil d’yvon</text:p>
        </text:list-item>
        <text:list-item>
          <text:p text:style-name="P93">Antoine gagnais 14$ par mois en travaillant 6 jours par semaine d’un étoile à l’autre</text:p>
        </text:list-item>
        <text:list-item>
          <text:p text:style-name="P94">Ra s’est toujours refusé le plaisir du présent pour celui de l’avenir</text:p>
        </text:list-item>
        <text:list-item>
          <text:p text:style-name="P29">--ép23--</text:p>
        </text:list-item>
        <text:list-item>
          <text:p text:style-name="P95">Le curé de Québec s’appelle Anselme <text:span text:style-name="T19">Savard</text:span></text:p>
        </text:list-item>
        <text:list-item>
          <text:p text:style-name="P95">L’obsession de Cyrille est de ne pas avoir de descendence</text:p>
        </text:list-item>
        <text:list-item>
          <text:p text:style-name="P95">La femme de Cyrille s’appelle Agathe</text:p>
        </text:list-item>
        <text:list-item>
          <text:p text:style-name="P95">La guerre l’a sauvé de l’épidémie</text:p>
        </text:list-item>
        <text:list-item>
          <text:p text:style-name="P97">La chaleur des sangs</text:p>
        </text:list-item>
        <text:list-item>
          <text:p text:style-name="P97"><text:soft-page-break/>Yvon a un habit vert et bourgogne</text:p>
        </text:list-item>
        <text:list-item>
          <text:p text:style-name="P97">Juliette le remercie de ne pas avoir parlé du père</text:p>
        </text:list-item>
        <text:list-item>
          <text:p text:style-name="P96"><text:s/><text:span text:style-name="T18">Il a eu 5 enfants, 4 sont morts de la grippe Espagnole</text:span></text:p>
        </text:list-item>
        <text:list-item>
          <text:p text:style-name="P97">Antoine est mort noyé sur la drave</text:p>
        </text:list-item>
        <text:list-item>
          <text:p text:style-name="P97">Elle se demandait comment elle allait lui annoncer</text:p>
        </text:list-item>
        <text:list-item>
          <text:p text:style-name="P97">Elle est venu faire son devoir devant le bondieux</text:p>
        </text:list-item>
        <text:list-item>
          <text:p text:style-name="P96"><text:span text:style-name="T18"><text:s/></text:span><text:span text:style-name="T5">--ép24--</text:span></text:p>
        </text:list-item>
        <text:list-item>
          <text:p text:style-name="P98">Cyrille a fait de la politique pendant 40 ans</text:p>
        </text:list-item>
        <text:list-item>
          <text:p text:style-name="P98">Il veut faire la paix avec autant de force qu’ils ont fait la guerre</text:p>
        </text:list-item>
        <text:list-item>
          <text:p text:style-name="P98">Tableau dsur le mur, femme qui enseigne le piano</text:p>
        </text:list-item>
        <text:list-item>
          <text:p text:style-name="P98">Pour Ben, les servantes son des poisons</text:p>
        </text:list-item>
        <text:list-item>
          <text:p text:style-name="P98">Il compte sur Ben pour que Raoul vive ce mariage de façon positive</text:p>
        </text:list-item>
        <text:list-item>
          <text:p text:style-name="P99">Juliette s’est cassé la cuisse pour un gars de la ville</text:p>
        </text:list-item>
      </text:list>
      <text:p text:style-name="P4"/>
      <text:p text:style-name="P3"/>
      <text:p text:style-name="P2"><text:s/></text:p>
      <text:p text:style-name="P5"><text:s/><text:span text:style-name="T20">Saison 2</text:span></text:p>
      <text:p text:style-name="P5"/>
      <text:list xml:id="list7866007538803812761" text:style-name="L3">
        <text:list-item>
          <text:p text:style-name="P89">–<text:span text:style-name="T20">ép01--</text:span></text:p>
        </text:list-item>
        <text:list-item>
          <text:p text:style-name="P89">--<text:span text:style-name="T20">ép02--</text:span></text:p>
        </text:list-item>
        <text:list-item>
          <text:p text:style-name="P89">--<text:span text:style-name="T20">ép03--</text:span></text:p>
        </text:list-item>
        <text:list-item>
          <text:p text:style-name="P30">--<text:span text:style-name="T20">ép04--</text:span></text:p>
        </text:list-item>
        <text:list-item>
          <text:p text:style-name="P100">Cap-aux-oies –&gt; affiche sur le mur de la gare</text:p>
        </text:list-item>
        <text:list-item>
          <text:p text:style-name="P100">RA demande à JA de surveiller Lionel</text:p>
        </text:list-item>
        <text:list-item>
          <text:p text:style-name="P101">Le joker aide TC à passer le temps</text:p>
        </text:list-item>
        <text:list-item>
          <text:p text:style-name="P101">Antoinette va attendre RA à la gare</text:p>
        </text:list-item>
        <text:list-item>
          <text:p text:style-name="P101">Photo du Titanic sur le mur de la gare de québec</text:p>
        </text:list-item>
        <text:list-item>
          <text:p text:style-name="P101">Alex veut le droit de vote pour les femmes à Québec. Elle demande à Juliette de venir voir le premier ministre</text:p>
        </text:list-item>
        <text:list-item>
          <text:p text:style-name="P102">RA va rester pour la naissance et pour les relevailles</text:p>
        </text:list-item>
        <text:list-item>
          <text:p text:style-name="P102">Cyrille demande à RA de s’appeler par les prénoms</text:p>
        </text:list-item>
        <text:list-item>
          <text:p text:style-name="P102">JA demande à RA de prier la bonne sainte-anne</text:p>
        </text:list-item>
        <text:list-item>
          <text:p text:style-name="P102">Pour embarquer aux cartes, c’est 10 bines pour 1 cents</text:p>
        </text:list-item>
        <text:list-item>
          <text:p text:style-name="P31">--ép05--</text:p>
        </text:list-item>
        <text:list-item>
          <text:p text:style-name="P31"><text:span text:style-name="T21">Se sont les différences qui rapprochent Cyrille et Cyprien (Le goût de la chicane)</text:span></text:p>
        </text:list-item>
        <text:list-item>
          <text:p text:style-name="P31"><text:span text:style-name="T21">Ils vont se rencontrer dimanche après-midi</text:span></text:p>
        </text:list-item>
        <text:list-item>
          <text:p text:style-name="P32"><text:span text:style-name="T21">Cyprien promet à Cyrille d’étudier les qualités de RA</text:span></text:p>
        </text:list-item>
        <text:list-item>
          <text:p text:style-name="P32"><text:span text:style-name="T21">Les américains veulent amender leur constitution pour donner le droit de vote aux femmes</text:span></text:p>
        </text:list-item>
        <text:list-item>
          <text:p text:style-name="P32"><text:span text:style-name="T21">Le vatican annonce la cannonisation de Jeanne d’Arc → Une femme soldat qui va devenir une sainte</text:span></text:p>
        </text:list-item>
        <text:list-item>
          <text:p text:style-name="P32"><text:span text:style-name="T21">Ben était le garçon d’honneur de Raoul à son mariage</text:span></text:p>
        </text:list-item>
        <text:list-item>
          <text:p text:style-name="P32"><text:span text:style-name="T21">Les hommes tu leur demande rien et ils te donnent la lune</text:span></text:p>
        </text:list-item>
        <text:list-item>
          <text:p text:style-name="P33"><text:span text:style-name="T21">Ben aime les femmes indépendante</text:span></text:p>
        </text:list-item>
        <text:list-item>
          <text:p text:style-name="P33"><text:span text:style-name="T21">Juliette veut offrir une robe neuve à RA</text:span></text:p>
        </text:list-item>
        <text:list-item>
          <text:p text:style-name="P33"><text:span text:style-name="T21">Valérien et MacPherson sont au chantier</text:span></text:p>
        </text:list-item>
        <text:list-item>
          <text:p text:style-name="P33"><text:soft-page-break/><text:span text:style-name="T21">Valérien sacre en disant qu’il s’ennuie de RA</text:span></text:p>
        </text:list-item>
        <text:list-item>
          <text:p text:style-name="P33"><text:span text:style-name="T21">Galarneau → soleil</text:span></text:p>
        </text:list-item>
        <text:list-item>
          <text:p text:style-name="P33"><text:span text:style-name="T21">Lorsque le chantier est fini, valérien prend une brosse et MacP va voir Antoinette</text:span></text:p>
        </text:list-item>
        <text:list-item>
          <text:p text:style-name="P33"><text:span text:style-name="T21">RA à l’impression qu’elle porte la robe de la voisine</text:span></text:p>
        </text:list-item>
        <text:list-item>
          <text:p text:style-name="P33"><text:span text:style-name="T21">Une femme instruite c’est un soutien pour une famille et son mari</text:span></text:p>
        </text:list-item>
        <text:list-item>
          <text:p text:style-name="P34"><text:span text:style-name="T21">Quand le petit est sorti des lymbes et est baptisé, on peut le sortir et le montrer à tout le village</text:span></text:p>
        </text:list-item>
        <text:list-item>
          <text:p text:style-name="P34">--ép<text:span text:style-name="T22">30</text:span>--</text:p>
        </text:list-item>
        <text:list-item>
          <text:p text:style-name="P34"><text:span text:style-name="T21">Le jobbeur fournit la job</text:span></text:p>
        </text:list-item>
        <text:list-item>
          <text:p text:style-name="P35"><text:span text:style-name="T21">Antoinette est dans la guenille (la couture)</text:span></text:p>
        </text:list-item>
        <text:list-item>
          <text:p text:style-name="P35"><text:span text:style-name="T21">MacP avait des poux</text:span></text:p>
        </text:list-item>
        <text:list-item>
          <text:p text:style-name="P35"><text:span text:style-name="T21">Le petit frère de Juliette est mort des oreillons</text:span></text:p>
        </text:list-item>
        <text:list-item>
          <text:p text:style-name="P36"><text:span text:style-name="T21">Antoinette a approté du sucre à la crème à Vipérine Bouchard</text:span></text:p>
        </text:list-item>
        <text:list-item>
          <text:p text:style-name="P36"><text:span text:style-name="T21">Toute les filles chez Vipérine ont un nom de fleur</text:span></text:p>
        </text:list-item>
        <text:list-item>
          <text:p text:style-name="P36"><text:span text:style-name="T21">Antoinette trouve que Ben est barbeux</text:span></text:p>
        </text:list-item>
        <text:list-item>
          <text:p text:style-name="P36">--ép<text:span text:style-name="T22">31</text:span>--</text:p>
        </text:list-item>
        <text:list-item>
          <text:p text:style-name="P36"><text:span text:style-name="T21">MacP reste au vilage pour ne pas faire mauvaise impression</text:span></text:p>
        </text:list-item>
        <text:list-item>
          <text:p text:style-name="P36"><text:span text:style-name="T21">Pour Valérien, JA est un coq d’église</text:span></text:p>
        </text:list-item>
        <text:list-item>
          <text:p text:style-name="P37"><text:span text:style-name="T21">Valérien dessine des femmes tout nues</text:span></text:p>
        </text:list-item>
        <text:list-item>
          <text:p text:style-name="P37"><text:span text:style-name="T21">Florentine, la sage femme de la municipalité</text:span></text:p>
        </text:list-item>
        <text:list-item>
          <text:p text:style-name="P37"><text:span text:style-name="T21">Alex se sent impuissante</text:span></text:p>
        </text:list-item>
        <text:list-item>
          <text:p text:style-name="P38"><text:span text:style-name="T21">Imperial clothes and underwear LTD, compagnie qui fournit Antoinette</text:span></text:p>
        </text:list-item>
        <text:list-item>
          <text:p text:style-name="P38"><text:span text:style-name="T21">Ben offre le champagne</text:span></text:p>
        </text:list-item>
        <text:list-item>
          <text:p text:style-name="P38"><text:span text:style-name="T21">Le premier ministre Borden a couru après Valérien</text:span></text:p>
        </text:list-item>
        <text:list-item>
          <text:p text:style-name="P38">--ép32--</text:p>
        </text:list-item>
        <text:list-item>
          <text:p text:style-name="P103">Valé veut voir Antoinette dans le particulier</text:p>
        </text:list-item>
        <text:list-item>
          <text:p text:style-name="P103">Madame Fournier n’aimait pas le nom d’Antoinette p/r à Marie-antoinette</text:p>
        </text:list-item>
        <text:list-item>
          <text:p text:style-name="P103">Cyrille a eu l’idée de Jeanne d’Arc</text:p>
        </text:list-item>
        <text:list-item>
          <text:p text:style-name="P103">MarieDesNeiges s’occupe de la ferme à RA</text:p>
        </text:list-item>
        <text:list-item>
          <text:p text:style-name="P103">Pour pas faire de gaffe, Raoul demande à Juliette si Antoinette c’est sérieux avec MacP</text:p>
        </text:list-item>
        <text:list-item>
          <text:p text:style-name="P104">Si raoul était un allemand, il ne pourrait pas accepter le traité de Versaille</text:p>
        </text:list-item>
        <text:list-item>
          <text:p text:style-name="P104">Antoinette est la porteuse lors du baptême</text:p>
        </text:list-item>
        <text:list-item>
          <text:p text:style-name="P104">mémère Bouchard fume la pipe et le tabac c’est du pet de chien</text:p>
        </text:list-item>
        <text:list-item>
          <text:p text:style-name="P39">--<text:span text:style-name="T23">ép33--</text:span></text:p>
        </text:list-item>
        <text:list-item>
          <text:p text:style-name="P105">Lionel est parti le lendemain du baptême</text:p>
        </text:list-item>
        <text:list-item>
          <text:p text:style-name="P105">Le boeuf est 19 cents la livre</text:p>
        </text:list-item>
        <text:list-item>
          <text:p text:style-name="P105">Antoinette donne un enveloppe d’argent à RA</text:p>
        </text:list-item>
        <text:list-item>
          <text:p text:style-name="P105">Le n<text:span text:style-name="T24">o</text:span>taire Fournier à dit qu’JA pourrait faire une chanteuse d’Opéra</text:p>
        </text:list-item>
        <text:list-item>
          <text:p text:style-name="P106">JA va faire un brin de toilette pour aller chercher RA</text:p>
        </text:list-item>
        <text:list-item>
          <text:p text:style-name="P106">Les filles reçoivent 16.38$ du jobbeur</text:p>
        </text:list-item>
        <text:list-item>
          <text:p text:style-name="P106">Florent c’est le helper du jobber</text:p>
        </text:list-item>
        <text:list-item>
          <text:p text:style-name="P106">Vipérine va voir une vue avec Ramon Navaro</text:p>
        </text:list-item>
        <text:list-item>
          <text:p text:style-name="P106">MacP veut rester à Québec et se trouver une job</text:p>
        </text:list-item>
        <text:list-item>
          <text:p text:style-name="P106">Antoinette ne veut pas aller rester avec MacP. <text:span text:style-name="T25">Elle a peur de la misère</text:span></text:p>
        </text:list-item>
        <text:list-item>
          <text:p text:style-name="P40">--<text:span text:style-name="T25">ép34--</text:span></text:p>
        </text:list-item>
        <text:list-item>
          <text:p text:style-name="P107">RA a besoin de Lionel</text:p>
        </text:list-item>
        <text:list-item>
          <text:p text:style-name="P107"><text:soft-page-break/>Il doit obéissance mais dans la limite du moral</text:p>
        </text:list-item>
        <text:list-item>
          <text:p text:style-name="P108">RA a le droit de penser au bien de Lionel</text:p>
        </text:list-item>
        <text:list-item>
          <text:p text:style-name="P108">Lionel gagne 4$ par semaine… RA veut qu’il aille 6$ par semaine</text:p>
        </text:list-item>
        <text:list-item>
          <text:p text:style-name="P108">Valérien est sur une balloune de printemps</text:p>
        </text:list-item>
        <text:list-item>
          <text:p text:style-name="P108">Valérien a donné 10$ à Zidore pour de la boisson</text:p>
        </text:list-item>
        <text:list-item>
          <text:p text:style-name="P108">St-antoine de Padoue a exhaucé le voeux de Lionel</text:p>
        </text:list-item>
        <text:list-item>
          <text:p text:style-name="P41">--ép35--</text:p>
        </text:list-item>
        <text:list-item>
          <text:p text:style-name="P109">Lionel accroche une photo de lui et Alex sur le mur du garage</text:p>
        </text:list-item>
        <text:list-item>
          <text:p text:style-name="P110">Juliette ne prendra jamais de chance avec qqc qu’elle ne connais pas. On pourra jamais lui reprocher d’être imprudente</text:p>
        </text:list-item>
        <text:list-item>
          <text:p text:style-name="P110">Vipérine vient de Monmorency. Elle n’est pas l&lt; parce qu’elle a de la mortalité</text:p>
        </text:list-item>
        <text:list-item>
          <text:p text:style-name="P110">Antoinette reçoit 8.48$. Elle est en amande car elle n’a pas atteint son quota</text:p>
        </text:list-item>
        <text:list-item>
          <text:p text:style-name="P110">Antoinette est ree chez Cyrille. Ils ont mangé du Saumon</text:p>
        </text:list-item>
        <text:list-item>
          <text:p text:style-name="P110">Cyrille lui offre le téléphone</text:p>
        </text:list-item>
        <text:list-item>
          <text:p text:style-name="P42">--ép3<text:span text:style-name="T26">6</text:span>--</text:p>
        </text:list-item>
        <text:list-item>
          <text:p text:style-name="P111">Le petit prêtre veut devenir missionnaire des villes</text:p>
        </text:list-item>
        <text:list-item>
          <text:p text:style-name="P111">Juliette envoit une lettre et demande à RA d’embrasser JA</text:p>
        </text:list-item>
        <text:list-item>
          <text:p text:style-name="P111">Le peintre s’appelle Casimir Bolduc</text:p>
        </text:list-item>
        <text:list-item>
          <text:p text:style-name="P112">Le curé Chouinard avoue à JA qu’il n’aime pas quêter</text:p>
        </text:list-item>
        <text:list-item>
          <text:p text:style-name="P112">Des bonnes paroles, c’est mieux que des pilulles et ça coute moins cher</text:p>
        </text:list-item>
        <text:list-item>
          <text:p text:style-name="P112">Le seule défaut de Cyprien c’est d’être honnête</text:p>
        </text:list-item>
        <text:list-item>
          <text:p text:style-name="P112">JA ne peut pas promettre qu’il va y avoir une file à plus finir devant le confessionnal du petit prêtre</text:p>
        </text:list-item>
        <text:list-item>
          <text:p text:style-name="P112">Marcellin Meilleur</text:p>
        </text:list-item>
        <text:list-item>
          <text:p text:style-name="P43">--ép37--</text:p>
        </text:list-item>
        <text:list-item>
          <text:p text:style-name="P113">Le curé a appris la nouvelle du Chanouane Belland pour le nouveau vicaire</text:p>
        </text:list-item>
        <text:list-item>
          <text:p text:style-name="P113">La patience vient à bout de tout, même un mal de dent</text:p>
        </text:list-item>
        <text:list-item>
          <text:p text:style-name="P113">Alex aimerait aller dans le bois</text:p>
        </text:list-item>
        <text:list-item>
          <text:p text:style-name="P114">Le jeune vicaire devra se faire accepter par les paroissiens</text:p>
        </text:list-item>
        <text:list-item>
          <text:p text:style-name="P114">Cyprien fait un chèque à l’ordre de la fabrique</text:p>
        </text:list-item>
        <text:list-item>
          <text:p text:style-name="P114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2:56:31.586496227</meta:creation-date>
    <dc:date>2018-12-23T23:37:52.621526324</dc:date>
    <meta:editing-duration>PT17H16M9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0" meta:paragraph-count="424" meta:word-count="3890" meta:character-count="19330" meta:non-whitespace-character-count="16294"/>
  </office:meta>
</office:document-meta>
</file>